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athItalic12-Regular" svg:font-family="LMMathItalic12-Regular"/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85cm" fo:min-width="2.6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034cm" fo:min-width="0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15cm" fo:min-width="0cm"/>
    </style:style>
    <style:style style:name="gr9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style:font-name="Calibri" fo:font-size="14pt" style:font-size-asian="14pt" style:font-size-complex="14pt"/>
    </style:style>
    <style:style style:name="P7" style:family="paragraph">
      <loext:graphic-properties draw:fill="none"/>
      <style:paragraph-properties fo:text-align="center"/>
      <style:text-properties style:font-name="Calibri"/>
    </style:style>
    <style:style style:name="P8" style:family="paragraph">
      <style:paragraph-properties style:text-autospace="none"/>
      <style:text-properties style:font-name="LMMathItalic12-Regular" fo:font-size="12pt" fo:font-style="italic" style:font-name-asian="LMMathItalic12-Regular" style:font-size-asian="12pt" style:font-style-asian="italic" style:font-name-complex="LMMathItalic12-Regular" style:font-size-complex="12pt" style:font-style-complex="italic"/>
    </style:style>
    <style:style style:name="P9" style:family="paragraph">
      <loext:graphic-properties draw:fill="none" draw:fill-color="#ffffff"/>
      <style:paragraph-properties style:text-autospace="none"/>
      <style:text-properties style:font-name="LMMathItalic12-Regular" fo:font-size="12pt" fo:font-style="italic" style:font-name-asian="LMMathItalic12-Regular" style:font-size-asian="12pt" style:font-style-asian="italic" style:font-name-complex="LMMathItalic12-Regular" style:font-size-complex="12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Calibri" fo:font-size="14pt" style:font-size-asian="14pt" style:font-size-complex="1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Segoe UI" fo:font-size="12pt" fo:font-style="italic" fo:text-shadow="none" style:text-underline-style="none" fo:font-weight="normal" style:letter-kerning="true" style:font-name-asian="Segoe UI" style:font-size-asian="12pt" style:font-style-asian="italic" style:font-weight-asian="normal" style:font-name-complex="Segoe UI" style:font-size-complex="12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-33% 58%" style:font-name="Calibri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7.4cm" svg:y1="9.6cm" svg:x2="14.2cm" svg:y2="9.6cm">
          <text:p/>
        </draw:line>
        <draw:custom-shape draw:style-name="gr2" draw:text-style-name="P2" draw:layer="layout" svg:width="3.1cm" svg:height="1.1cm" svg:x="9.1cm" svg:y="8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3cm" svg:x="9.5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cm" svg:x="11.5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7cm" svg:y1="8.9cm" svg:x2="9.1cm" svg:y2="8.9cm">
          <text:p/>
        </draw:line>
        <draw:frame draw:style-name="gr5" draw:text-style-name="P5" draw:layer="layout" svg:width="0.803cm" svg:height="0.806cm" svg:x="7.509cm" svg:y="8.1cm">
          <draw:text-box>
            <text:p text:style-name="P4"><text:span text:style-name="T1">F</text:span></text:p>
          </draw:text-box>
        </draw:frame>
        <draw:line draw:style-name="gr4" draw:text-style-name="P1" draw:layer="layout" svg:x1="12.699cm" svg:y1="9.273cm" svg:x2="14.1cm" svg:y2="9.273cm">
          <text:p/>
        </draw:line>
        <draw:frame draw:style-name="gr6" draw:text-style-name="P6" draw:layer="layout" svg:width="0.718cm" svg:height="0.747cm" svg:x="12.5cm" svg:y="8.5cm">
          <draw:text-box>
            <text:p text:style-name="P4"><text:span text:style-name="T2">x</text:span></text:p>
          </draw:text-box>
        </draw:frame>
        <draw:custom-shape draw:style-name="gr7" draw:text-style-name="P3" draw:layer="layout" svg:width="0.4cm" svg:height="0.4cm" svg:x="10.4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4cm" svg:height="0.4cm" draw:transform="rotate (0.477696616270848) translate (11.5cm 11.2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10.7cm" svg:y1="9.1cm" svg:x2="11.7cm" svg:y2="11.2cm">
          <text:p/>
        </draw:line>
        <draw:line draw:style-name="gr10" draw:text-style-name="P7" draw:layer="layout" svg:x1="8.3cm" svg:y1="9.9cm" svg:x2="8.3cm" svg:y2="11.5cm">
          <text:p/>
        </draw:line>
        <draw:frame draw:style-name="gr6" draw:text-style-name="P6" draw:layer="layout" svg:width="0.735cm" svg:height="0.747cm" svg:x="7.5cm" svg:y="10.053cm">
          <draw:text-box>
            <text:p text:style-name="P4"><text:span text:style-name="T2">g</text:span></text:p>
          </draw:text-box>
        </draw:frame>
        <draw:line draw:style-name="gr11" draw:text-style-name="P1" draw:layer="layout" svg:x1="10.65cm" svg:y1="9.1cm" svg:x2="10.65cm" svg:y2="9.1cm">
          <text:p/>
        </draw:line>
        <draw:path draw:style-name="gr4" draw:text-style-name="P1" draw:layer="layout" svg:width="0.948cm" svg:height="0.106cm" draw:transform="rotate (0.321664181142555) translate (10.5999740947382cm 11.0999222618336cm)" svg:viewBox="0 0 949 107" svg:d="M0 0c379 127 474 158 949 0">
          <text:p/>
        </draw:path>
        <draw:frame draw:style-name="gr6" draw:text-style-name="P9" draw:layer="layout" svg:width="0.811cm" svg:height="0.814cm" svg:x="10.7cm" svg:y="11cm">
          <draw:text-box draw:corner-radius="0.6cm">
            <text:p text:style-name="P8"><text:span text:style-name="T3">φ</text:span></text:p>
          </draw:text-box>
        </draw:frame>
        <draw:line draw:style-name="gr12" draw:text-style-name="P1" draw:layer="layout" svg:x1="10.6cm" svg:y1="9.1cm" svg:x2="10.6cm" svg:y2="11.2cm">
          <text:p/>
        </draw:line>
        <draw:frame draw:style-name="gr6" draw:text-style-name="P6" draw:layer="layout" svg:width="0.697cm" svg:height="0.747cm" svg:x="11.103cm" svg:y="9.853cm">
          <draw:text-box>
            <text:p><text:span text:style-name="T2">s</text:span></text:p>
          </draw:text-box>
        </draw:frame>
        <draw:frame draw:style-name="gr6" draw:text-style-name="P6" draw:layer="layout" svg:width="1.04cm" svg:height="0.858cm" svg:x="11.1cm" svg:y="8.453cm">
          <draw:text-box>
            <text:p><text:span text:style-name="T2">m</text:span><text:span text:style-name="T4">1</text:span></text:p>
          </draw:text-box>
        </draw:frame>
        <draw:frame draw:style-name="gr6" draw:text-style-name="P6" draw:layer="layout" svg:width="1.04cm" svg:height="0.858cm" svg:x="11.96cm" svg:y="10.9cm">
          <draw:text-box>
            <text:p><text:span text:style-name="T2">m</text:span><text:span text:style-name="T4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MathItalic12-Regular" svg:font-family="LMMathItalic12-Regular"/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7T03:02:52.392000000</meta:creation-date>
    <dc:date>2020-10-27T03:38:03.679000000</dc:date>
    <meta:editing-duration>PT13M46S</meta:editing-duration>
    <meta:editing-cycles>2</meta:editing-cycles>
    <meta:generator>LibreOffice/6.0.3.2$Windows_X86_64 LibreOffice_project/8f48d515416608e3a835360314dac7e47fd0b821</meta:generator>
    <meta:document-statistic meta:object-count="20"/>
  </office:meta>
</office:document-meta>
</file>